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uboń, dnia 14 grudnia 2011</text:p>
      <text:p text:style-name="Standard"/>
      <text:p text:style-name="Standard"/>
      <text:p text:style-name="Standard"/>
      <text:p text:style-name="Standard">Drogi Tadeuszu,</text:p>
      <text:p text:style-name="P2"/>
      <text:p text:style-name="P1">Załączamy książkę „Porzucić etyczną arogancję. Ku redefinicji podstawowych pojęć humanistyki w świetle wydarzenia Szoa” pod naszą redakcją. </text:p>
      <text:p text:style-name="P1"/>
      <text:p text:style-name="P1">Pozdrawiamy serdecz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09:14:45</meta:creation-date>
    <meta:print-date>2011-12-14T09:18:33</meta:print-date>
    <meta:document-statistic meta:table-count="0" meta:image-count="0" meta:object-count="0" meta:page-count="1" meta:paragraph-count="4" meta:word-count="26" meta:character-count="204" meta:non-whitespace-character-count="181"/>
    <dc:date>2011-12-14T09:19:03</dc:date>
    <meta:editing-duration>PT4M18S</meta:editing-duration>
    <meta:editing-cycles>1</meta:editing-cycles>
    <meta:generator>LibreOffice/3.4$Linux LibreOffice_project/340m1$Build-302</meta:generator>
  </office:meta>
</office:document-meta>
</file>